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MemberType.addError( AnnotationInstanc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Instanc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Valu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Valu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Declaration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getParent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Instanc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Declaration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get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Valu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Valu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Instanc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Valu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Instanc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Declaration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Declaration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Instanc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Value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nnotationMemberType( String requiredRuntimeVersion , AnnotationGrammar parentGrammar , AnnotationMemberType nextIn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mberType.addWarning( AnnotationValu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Valu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Declaration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Declaration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Declaration element , String 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Instance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Valu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Declaration element , String 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Instance element , String 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AnnotationInstanc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Value element , String key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MemberType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Error( Declaration element , String 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ddWarning( AnnotationInstance elem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mberType.AnnotationMemberType(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MemberType.addWarning( Declaration element ,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